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wnloadStatus.DownloadStatu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wnloadStatus.fromString( String statu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wnloadStatu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